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3.947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1" style:family="table">
      <style:table-properties style:width="6.693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236in"/>
    </style:style>
    <style:style style:name="Table1.B" style:family="table-column">
      <style:table-column-properties style:column-width="1.1972in"/>
    </style:style>
    <style:style style:name="Table1.C" style:family="table-column">
      <style:table-column-properties style:column-width="2.0424in"/>
    </style:style>
    <style:style style:name="Table1.D" style:family="table-column">
      <style:table-column-properties style:column-width="2.4299in"/>
    </style:style>
    <style:style style:name="Table1.A1" style:family="table-cell">
      <style:table-cell-properties style:vertical-align="middle" fo:padding="0.0194in" fo:border="none"/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9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P1" style:family="paragraph" style:parent-style-name="Standard">
      <style:text-properties officeooo:rsid="000dacc7" officeooo:paragraph-rsid="000dacc7"/>
    </style:style>
    <style:style style:name="P2" style:family="paragraph" style:parent-style-name="Standard">
      <style:text-properties officeooo:rsid="000e14a7" officeooo:paragraph-rsid="000fd5e3"/>
    </style:style>
    <style:style style:name="P3" style:family="paragraph" style:parent-style-name="Table_20_Contents">
      <style:text-properties officeooo:rsid="00116b32" officeooo:paragraph-rsid="00116b32"/>
    </style:style>
    <style:style style:name="P4" style:family="paragraph" style:parent-style-name="Table_20_Contents">
      <style:text-properties officeooo:rsid="00135675" officeooo:paragraph-rsid="00135675"/>
    </style:style>
    <style:style style:name="P5" style:family="paragraph" style:parent-style-name="Table_20_Contents">
      <style:text-properties officeooo:rsid="00143574" officeooo:paragraph-rsid="00143574"/>
    </style:style>
    <style:style style:name="P6" style:family="paragraph" style:parent-style-name="Table_20_Contents">
      <style:text-properties officeooo:rsid="0015bb5a" officeooo:paragraph-rsid="0015bb5a"/>
    </style:style>
    <style:style style:name="P7" style:family="paragraph" style:parent-style-name="Table_20_Contents">
      <style:text-properties officeooo:rsid="00170bde" officeooo:paragraph-rsid="00170bde"/>
    </style:style>
    <style:style style:name="P8" style:family="paragraph" style:parent-style-name="Table_20_Contents">
      <style:text-properties officeooo:rsid="0019ec20" officeooo:paragraph-rsid="0019ec20"/>
    </style:style>
    <style:style style:name="P9" style:family="paragraph" style:parent-style-name="Table_20_Contents">
      <style:text-properties officeooo:rsid="001a2a83" officeooo:paragraph-rsid="001a2a83"/>
    </style:style>
    <style:style style:name="P10" style:family="paragraph" style:parent-style-name="Text_20_body">
      <style:text-properties style:text-underline-style="solid" style:text-underline-width="auto" style:text-underline-color="font-color" fo:font-weight="normal" officeooo:rsid="002ad82b" officeooo:paragraph-rsid="002ad82b" fo:background-color="transparent" style:font-weight-asian="normal" style:font-weight-complex="normal"/>
    </style:style>
    <style:style style:name="P11" style:family="paragraph" style:parent-style-name="Text_20_body">
      <style:text-properties fo:font-weight="bold" officeooo:rsid="002ad82b" officeooo:paragraph-rsid="002a98c0" fo:background-color="transparent" style:font-weight-asian="bold" style:font-weight-complex="bold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2e7c31"/>
    </style:style>
    <style:style style:name="P13" style:family="paragraph" style:parent-style-name="Heading_20_4">
      <style:paragraph-properties fo:margin-top="0in" fo:margin-bottom="0.1965in" style:contextual-spacing="false"/>
      <style:text-properties officeooo:paragraph-rsid="002e7c31"/>
    </style:style>
    <style:style style:name="P14" style:family="paragraph" style:parent-style-name="Text_20_body">
      <style:paragraph-properties fo:margin-top="0in" fo:margin-bottom="0.1965in" style:contextual-spacing="false"/>
      <style:text-properties officeooo:paragraph-rsid="002e7c31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Preformatted_20_Text">
      <style:text-properties officeooo:rsid="002a98c0" officeooo:paragraph-rsid="002a98c0" fo:background-color="transparent"/>
    </style:style>
    <style:style style:name="P17" style:family="paragraph" style:parent-style-name="Text_20_body">
      <style:text-properties officeooo:rsid="002a98c0" officeooo:paragraph-rsid="002a98c0" fo:background-color="transparent"/>
    </style:style>
    <style:style style:name="P18" style:family="paragraph" style:parent-style-name="Preformatted_20_Text">
      <style:text-properties officeooo:rsid="002a98c0" officeooo:paragraph-rsid="002ad82b" fo:background-color="transparent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2a98c0" officeooo:paragraph-rsid="002ad82b" fo:background-color="transparent"/>
    </style:style>
    <style:style style:name="P20" style:family="paragraph" style:parent-style-name="Text_20_body">
      <style:text-properties officeooo:rsid="002a98c0" officeooo:paragraph-rsid="002ad82b" fo:background-color="transparent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rsid="002a98c0" officeooo:paragraph-rsid="002c4779" fo:background-color="transparent"/>
    </style:style>
    <style:style style:name="P22" style:family="paragraph" style:parent-style-name="Preformatted_20_Text">
      <style:text-properties officeooo:rsid="002a98c0" officeooo:paragraph-rsid="002e7d88" fo:background-color="transparent"/>
    </style:style>
    <style:style style:name="P23" style:family="paragraph" style:parent-style-name="Preformatted_20_Text">
      <style:paragraph-properties fo:margin-top="0in" fo:margin-bottom="0.1965in" style:contextual-spacing="false"/>
      <style:text-properties officeooo:rsid="002a98c0" officeooo:paragraph-rsid="0034a65f" fo:background-color="transparent"/>
    </style:style>
    <style:style style:name="P24" style:family="paragraph" style:parent-style-name="Text_20_body">
      <style:text-properties officeooo:rsid="002a98c0" officeooo:paragraph-rsid="002a502c" fo:background-color="transparent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paragraph-rsid="002e7d88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paragraph-rsid="002e8d65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paragraph-rsid="002fd8d2"/>
    </style:style>
    <style:style style:name="P28" style:family="paragraph" style:parent-style-name="Preformatted_20_Text">
      <style:paragraph-properties fo:margin-top="0in" fo:margin-bottom="0.1965in" style:contextual-spacing="false"/>
      <style:text-properties officeooo:paragraph-rsid="0031b989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paragraph-rsid="0032b86e"/>
    </style:style>
    <style:style style:name="P30" style:family="paragraph" style:parent-style-name="Text_20_body">
      <style:paragraph-properties fo:margin-top="0in" fo:margin-bottom="0.1965in" style:contextual-spacing="false"/>
      <style:text-properties officeooo:paragraph-rsid="0032b86e"/>
    </style:style>
    <style:style style:name="P31" style:family="paragraph" style:parent-style-name="Text_20_body">
      <style:text-properties officeooo:rsid="0028106c" officeooo:paragraph-rsid="0028106c"/>
    </style:style>
    <style:style style:name="P32" style:family="paragraph" style:parent-style-name="Text_20_body">
      <style:text-properties officeooo:rsid="0028cedb" officeooo:paragraph-rsid="0028cedb"/>
    </style:style>
    <style:style style:name="P33" style:family="paragraph" style:parent-style-name="Text_20_body">
      <style:text-properties officeooo:rsid="002a502c" officeooo:paragraph-rsid="002a502c"/>
    </style:style>
    <style:style style:name="P34" style:family="paragraph" style:parent-style-name="Text_20_body">
      <style:text-properties officeooo:rsid="002a502c" officeooo:paragraph-rsid="002a502c" fo:background-color="#e8f2a1"/>
    </style:style>
    <style:style style:name="P35" style:family="paragraph" style:parent-style-name="Text_20_body">
      <style:text-properties officeooo:rsid="002e7c31" officeooo:paragraph-rsid="002e7c31"/>
    </style:style>
    <style:style style:name="P36" style:family="paragraph" style:parent-style-name="Standard">
      <style:text-properties officeooo:paragraph-rsid="0037cdc4"/>
    </style:style>
    <style:style style:name="P37" style:family="paragraph" style:parent-style-name="Standard">
      <style:text-properties officeooo:paragraph-rsid="003cb879"/>
    </style:style>
    <style:style style:name="P38" style:family="paragraph" style:parent-style-name="Standard">
      <style:text-properties officeooo:paragraph-rsid="003d5c04"/>
    </style:style>
    <style:style style:name="P39" style:family="paragraph" style:parent-style-name="Standard">
      <style:text-properties fo:font-size="15pt" officeooo:rsid="003d5c04" officeooo:paragraph-rsid="003d5c04" style:font-size-asian="15pt" style:font-size-complex="15pt"/>
    </style:style>
    <style:style style:name="P40" style:family="paragraph" style:parent-style-name="Table_20_Contents">
      <style:text-properties fo:font-size="15pt" style:font-size-asian="15pt" style:font-size-complex="15pt"/>
    </style:style>
    <style:style style:name="P41" style:family="paragraph" style:parent-style-name="Standard">
      <style:text-properties fo:font-size="15pt" style:text-underline-style="solid" style:text-underline-width="auto" style:text-underline-color="font-color" officeooo:rsid="003d5c04" officeooo:paragraph-rsid="003d5c04" style:font-size-asian="15pt" style:font-size-complex="15pt"/>
    </style:style>
    <style:style style:name="P42" style:family="paragraph" style:parent-style-name="Standard">
      <style:text-properties officeooo:rsid="003e7c6a" officeooo:paragraph-rsid="003e7c6a"/>
    </style:style>
    <style:style style:name="P43" style:family="paragraph" style:parent-style-name="Table_20_Contents">
      <style:text-properties officeooo:rsid="00375577" officeooo:paragraph-rsid="00375577"/>
    </style:style>
    <style:style style:name="P44" style:family="paragraph" style:parent-style-name="Text_20_body">
      <style:paragraph-properties fo:margin-top="0in" fo:margin-bottom="0.1965in" style:contextual-spacing="false"/>
      <style:text-properties officeooo:paragraph-rsid="0042138a"/>
    </style:style>
    <style:style style:name="P45" style:family="paragraph" style:parent-style-name="Preformatted_20_Text">
      <style:paragraph-properties fo:margin-top="0in" fo:margin-bottom="0.1965in" style:contextual-spacing="false"/>
      <style:text-properties officeooo:paragraph-rsid="005b49a4"/>
    </style:style>
    <style:style style:name="P46" style:family="paragraph" style:parent-style-name="Standard">
      <style:text-properties officeooo:paragraph-rsid="000fd5e3"/>
    </style:style>
    <style:style style:name="P47" style:family="paragraph" style:parent-style-name="Text_20_body">
      <style:paragraph-properties fo:margin-top="0in" fo:margin-bottom="0.1965in" style:contextual-spacing="false"/>
      <style:text-properties officeooo:paragraph-rsid="004f9b5e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paragraph-rsid="0062f5ad"/>
    </style:style>
    <style:style style:name="P49" style:family="paragraph" style:parent-style-name="Preformatted_20_Text">
      <style:paragraph-properties fo:margin-top="0in" fo:margin-bottom="0.1571in" style:contextual-spacing="false"/>
      <style:text-properties officeooo:paragraph-rsid="0062f5ad"/>
    </style:style>
    <style:style style:name="P50" style:family="paragraph" style:parent-style-name="Preformatted_20_Text">
      <style:text-properties officeooo:paragraph-rsid="0062f5ad"/>
    </style:style>
    <style:style style:name="P51" style:family="paragraph" style:parent-style-name="Text_20_body">
      <style:paragraph-properties fo:margin-top="0in" fo:margin-bottom="0.1965in" style:contextual-spacing="false"/>
      <style:text-properties officeooo:paragraph-rsid="0065192a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paragraph-rsid="00696d40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69d195"/>
    </style:style>
    <style:style style:name="P54" style:family="paragraph" style:parent-style-name="Text_20_body">
      <style:paragraph-properties fo:margin-top="0in" fo:margin-bottom="0.1965in" style:contextual-spacing="false"/>
      <style:text-properties officeooo:paragraph-rsid="0069d195"/>
    </style:style>
    <style:style style:name="P55" style:family="paragraph" style:parent-style-name="Text_20_body">
      <style:text-properties officeooo:paragraph-rsid="0069d195"/>
    </style:style>
    <style:style style:name="P56" style:family="paragraph" style:parent-style-name="Preformatted_20_Text">
      <style:paragraph-properties fo:margin-top="0in" fo:margin-bottom="0.1965in" style:contextual-spacing="false"/>
      <style:text-properties officeooo:paragraph-rsid="006b2c25"/>
    </style:style>
    <style:style style:name="P57" style:family="paragraph" style:parent-style-name="Text_20_body">
      <style:text-properties officeooo:paragraph-rsid="006b2c25"/>
    </style:style>
    <style:style style:name="P58" style:family="paragraph" style:parent-style-name="Text_20_body">
      <style:paragraph-properties fo:margin-top="0in" fo:margin-bottom="0in" style:contextual-spacing="false"/>
    </style:style>
    <style:style style:name="P59" style:family="paragraph" style:parent-style-name="Heading_20_1">
      <style:text-properties officeooo:paragraph-rsid="0062f5ad"/>
    </style:style>
    <style:style style:name="P60" style:family="paragraph" style:parent-style-name="Preformatted_20_Text" style:list-style-name="L6">
      <style:paragraph-properties fo:margin-top="0in" fo:margin-bottom="0.1965in" style:contextual-spacing="false"/>
      <style:text-properties officeooo:paragraph-rsid="002e7c31"/>
    </style:style>
    <style:style style:name="P61" style:family="paragraph" style:parent-style-name="Preformatted_20_Text" style:list-style-name="L7">
      <style:paragraph-properties fo:margin-top="0in" fo:margin-bottom="0.1965in" style:contextual-spacing="false"/>
      <style:text-properties officeooo:paragraph-rsid="002e8d65"/>
    </style:style>
    <style:style style:name="P62" style:family="paragraph" style:parent-style-name="Preformatted_20_Text" style:list-style-name="L8">
      <style:paragraph-properties fo:margin-top="0in" fo:margin-bottom="0.1965in" style:contextual-spacing="false"/>
      <style:text-properties officeooo:paragraph-rsid="002e8d65"/>
    </style:style>
    <style:style style:name="P63" style:family="paragraph" style:parent-style-name="Preformatted_20_Text" style:list-style-name="L9">
      <style:paragraph-properties fo:margin-top="0in" fo:margin-bottom="0.1965in" style:contextual-spacing="false"/>
      <style:text-properties officeooo:paragraph-rsid="002fd8d2"/>
    </style:style>
    <style:style style:name="P64" style:family="paragraph" style:parent-style-name="Preformatted_20_Text" style:list-style-name="L10">
      <style:paragraph-properties fo:margin-top="0in" fo:margin-bottom="0.1965in" style:contextual-spacing="false"/>
      <style:text-properties officeooo:paragraph-rsid="002fd8d2"/>
    </style:style>
    <style:style style:name="P65" style:family="paragraph" style:parent-style-name="Preformatted_20_Text" style:list-style-name="L10">
      <style:paragraph-properties fo:margin-top="0in" fo:margin-bottom="0.1965in" style:contextual-spacing="false"/>
      <style:text-properties officeooo:paragraph-rsid="003092d5"/>
    </style:style>
    <style:style style:name="P66" style:family="paragraph" style:parent-style-name="Preformatted_20_Text" style:list-style-name="L11">
      <style:paragraph-properties fo:margin-top="0in" fo:margin-bottom="0.1965in" style:contextual-spacing="false"/>
      <style:text-properties officeooo:paragraph-rsid="0031b989"/>
    </style:style>
    <style:style style:name="P67" style:family="paragraph" style:parent-style-name="Text_20_body" style:list-style-name="L1">
      <style:text-properties officeooo:paragraph-rsid="0028106c"/>
    </style:style>
    <style:style style:name="P68" style:family="paragraph" style:parent-style-name="Text_20_body" style:list-style-name="L1">
      <style:text-properties fo:font-weight="bold" officeooo:rsid="0028106c" officeooo:paragraph-rsid="0028106c" style:font-weight-asian="bold" style:font-weight-complex="bold"/>
    </style:style>
    <style:style style:name="P69" style:family="paragraph" style:parent-style-name="Text_20_body" style:list-style-name="L2">
      <style:text-properties officeooo:paragraph-rsid="002a502c"/>
    </style:style>
    <style:style style:name="P70" style:family="paragraph" style:parent-style-name="Text_20_body" style:list-style-name="L2">
      <style:text-properties officeooo:rsid="002e7c31" officeooo:paragraph-rsid="002e7c31"/>
    </style:style>
    <style:style style:name="P71" style:family="paragraph" style:parent-style-name="Text_20_body" style:list-style-name="L3">
      <style:text-properties officeooo:paragraph-rsid="002a502c"/>
    </style:style>
    <style:style style:name="P72" style:family="paragraph" style:parent-style-name="Text_20_body" style:list-style-name="L4">
      <style:text-properties officeooo:paragraph-rsid="002a98c0"/>
    </style:style>
    <style:style style:name="P73" style:family="paragraph" style:parent-style-name="Text_20_body" style:list-style-name="L5">
      <style:text-properties style:text-underline-style="solid" style:text-underline-width="auto" style:text-underline-color="font-color" fo:font-weight="normal" officeooo:rsid="002ad82b" officeooo:paragraph-rsid="002ad82b" fo:background-color="transparent" style:font-weight-asian="normal" style:font-weight-complex="normal"/>
    </style:style>
    <style:style style:name="P74" style:family="paragraph" style:parent-style-name="Text_20_body" style:list-style-name="L12"/>
    <style:style style:name="P75" style:family="paragraph" style:parent-style-name="Text_20_body" style:list-style-name="L12">
      <style:paragraph-properties fo:margin-top="0in" fo:margin-bottom="0in" style:contextual-spacing="false"/>
    </style:style>
    <style:style style:name="P76" style:family="paragraph" style:parent-style-name="Text_20_body" style:list-style-name="L13">
      <loext:graphic-properties draw:fill-gradient-name="gradient" draw:fill-hatch-name="hatch"/>
      <style:paragraph-properties fo:line-height="100%"/>
      <style:text-properties officeooo:rsid="0065192a" officeooo:paragraph-rsid="0065a1fe"/>
    </style:style>
    <style:style style:name="P77" style:family="paragraph" style:parent-style-name="Text_20_body" style:list-style-name="L13">
      <loext:graphic-properties draw:fill-gradient-name="gradient" draw:fill-hatch-name="hatch"/>
      <style:paragraph-properties fo:line-height="100%"/>
      <style:text-properties officeooo:paragraph-rsid="0065a1fe"/>
    </style:style>
    <style:style style:name="P78" style:family="paragraph" style:parent-style-name="Text_20_body">
      <style:paragraph-properties fo:margin-top="0in" fo:margin-bottom="0.1965in" style:contextual-spacing="false"/>
      <style:text-properties officeooo:paragraph-rsid="006b2c25"/>
    </style:style>
    <style:style style:name="P79" style:family="paragraph" style:parent-style-name="Text_20_body">
      <style:paragraph-properties fo:margin-top="0in" fo:margin-bottom="0.1965in" style:contextual-spacing="false"/>
      <style:text-properties officeooo:paragraph-rsid="006c4c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d82b" style:font-weight-asian="bold" style:font-weight-complex="bold"/>
    </style:style>
    <style:style style:name="T3" style:family="text">
      <style:text-properties fo:font-weight="bold" officeooo:rsid="0028106c" style:font-weight-asian="bold" style:font-weight-complex="bold"/>
    </style:style>
    <style:style style:name="T4" style:family="text">
      <style:text-properties fo:font-weight="bold" officeooo:rsid="002a502c" style:font-weight-asian="bold" style:font-weight-complex="bold"/>
    </style:style>
    <style:style style:name="T5" style:family="text">
      <style:text-properties officeooo:rsid="00116b32"/>
    </style:style>
    <style:style style:name="T6" style:family="text">
      <style:text-properties officeooo:rsid="0013567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a98c0" fo:background-color="transparent" loext:char-shading-value="0"/>
    </style:style>
    <style:style style:name="T9" style:family="text">
      <style:text-properties style:text-underline-style="solid" style:text-underline-width="auto" style:text-underline-color="font-color" fo:font-weight="bold" officeooo:rsid="002a98c0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officeooo:rsid="002a98c0" fo:background-color="transparent" loext:char-shading-value="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13" style:family="text">
      <style:text-properties officeooo:rsid="0023d853"/>
    </style:style>
    <style:style style:name="T14" style:family="text">
      <style:text-properties style:text-position="super 58%"/>
    </style:style>
    <style:style style:name="T15" style:family="text">
      <style:text-properties officeooo:rsid="0028106c"/>
    </style:style>
    <style:style style:name="T16" style:family="text">
      <style:text-properties officeooo:rsid="0028cedb"/>
    </style:style>
    <style:style style:name="T17" style:family="text">
      <style:text-properties officeooo:rsid="002a502c"/>
    </style:style>
    <style:style style:name="T18" style:family="text">
      <style:text-properties fo:background-color="#dedce6" loext:char-shading-value="0"/>
    </style:style>
    <style:style style:name="T19" style:family="text">
      <style:text-properties fo:background-color="#f6f9d4" loext:char-shading-value="0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2ad82b" style:font-size-asian="12pt" style:font-size-complex="12pt"/>
    </style:style>
    <style:style style:name="T22" style:family="text">
      <style:text-properties style:font-name="Liberation Serif" fo:font-size="12pt" officeooo:rsid="002c4779" style:font-size-asian="12pt" style:font-size-complex="12pt"/>
    </style:style>
    <style:style style:name="T23" style:family="text">
      <style:text-properties style:font-name="Liberation Serif" fo:font-size="12pt" officeooo:rsid="002caa2f" style:font-size-asian="12pt" style:font-size-complex="12pt"/>
    </style:style>
    <style:style style:name="T24" style:family="text">
      <style:text-properties style:font-name="Liberation Serif" fo:font-size="12pt" officeooo:rsid="0034a65f" style:font-size-asian="12pt" style:font-size-complex="12pt"/>
    </style:style>
    <style:style style:name="T25" style:family="text">
      <style:text-properties style:font-name="Liberation Serif" fo:font-size="12pt" officeooo:rsid="002caa2f" fo:background-color="#f6f9d4" loext:char-shading-value="0" style:font-size-asian="12pt" style:font-size-complex="12pt"/>
    </style:style>
    <style:style style:name="T26" style:family="text">
      <style:text-properties style:font-name="Liberation Serif" fo:font-size="12pt" officeooo:rsid="002a98c0" fo:background-color="#f6f9d4" loext:char-shading-value="0" style:font-size-asian="12pt" style:font-size-complex="12pt"/>
    </style:style>
    <style:style style:name="T27" style:family="text">
      <style:text-properties style:font-name="Liberation Serif" fo:font-size="12pt" officeooo:rsid="002caa2f" fo:background-color="transparent" loext:char-shading-value="0" style:font-size-asian="12pt" style:font-size-complex="12pt"/>
    </style:style>
    <style:style style:name="T28" style:family="text">
      <style:text-properties style:font-name="Liberation Serif" fo:font-size="12pt" officeooo:rsid="002a98c0" fo:background-color="transparent" loext:char-shading-value="0" style:font-size-asian="12pt" style:font-size-complex="12pt"/>
    </style:style>
    <style:style style:name="T29" style:family="text">
      <style:text-properties style:font-name="Liberation Serif" fo:font-size="12pt" officeooo:rsid="002e7d88" fo:background-color="transparent" loext:char-shading-value="0" style:font-size-asian="12pt" style:font-size-complex="12pt"/>
    </style:style>
    <style:style style:name="T30" style:family="text">
      <style:text-properties style:font-name="Liberation Serif" fo:font-size="12pt" officeooo:rsid="002e8d65" fo:background-color="transparent" loext:char-shading-value="0" style:font-size-asian="12pt" style:font-size-complex="12pt"/>
    </style:style>
    <style:style style:name="T31" style:family="text">
      <style:text-properties style:font-name="Liberation Serif" fo:font-size="12pt" officeooo:rsid="002fd8d2" fo:background-color="transparent" loext:char-shading-value="0" style:font-size-asian="12pt" style:font-size-complex="12pt"/>
    </style:style>
    <style:style style:name="T32" style:family="text">
      <style:text-properties style:font-name="Liberation Serif" fo:font-size="12pt" officeooo:rsid="003092d5" fo:background-color="transparent" loext:char-shading-value="0" style:font-size-asian="12pt" style:font-size-complex="12pt"/>
    </style:style>
    <style:style style:name="T33" style:family="text">
      <style:text-properties style:font-name="Liberation Serif" fo:font-size="12pt" officeooo:rsid="0031b989" fo:background-color="transparent" loext:char-shading-value="0" style:font-size-asian="12pt" style:font-size-complex="12pt"/>
    </style:style>
    <style:style style:name="T34" style:family="text">
      <style:text-properties style:font-name="Liberation Serif" fo:font-size="12pt" officeooo:rsid="0040d55e" fo:background-color="transparent" loext:char-shading-value="0" style:font-size-asian="12pt" style:font-size-complex="12pt"/>
    </style:style>
    <style:style style:name="T35" style:family="text">
      <style:text-properties style:font-name="Liberation Serif" fo:font-size="12pt" officeooo:rsid="0042138a" fo:background-color="transparent" loext:char-shading-value="0" style:font-size-asian="12pt" style:font-size-complex="12pt"/>
    </style:style>
    <style:style style:name="T36" style:family="text">
      <style:text-properties style:font-name="Liberation Serif" fo:font-size="12pt" officeooo:rsid="0044a8ad" fo:background-color="transparent" loext:char-shading-value="0" style:font-size-asian="12pt" style:font-size-complex="12pt"/>
    </style:style>
    <style:style style:name="T37" style:family="text">
      <style:text-properties style:font-name="Liberation Serif" fo:font-size="12pt" officeooo:rsid="004a70a7" fo:background-color="transparent" loext:char-shading-value="0" style:font-size-asian="12pt" style:font-size-complex="12pt"/>
    </style:style>
    <style:style style:name="T38" style:family="text">
      <style:text-properties style:font-name="Liberation Serif" fo:font-size="12pt" officeooo:rsid="003092d5" fo:background-color="#afd095" loext:char-shading-value="0" style:font-size-asian="12pt" style:font-size-complex="12pt"/>
    </style:style>
    <style:style style:name="T39" style:family="text">
      <style:text-properties style:font-name="Liberation Serif" fo:font-size="12pt" style:text-underline-style="solid" style:text-underline-width="auto" style:text-underline-color="font-color" officeooo:rsid="004b8713" fo:background-color="transparent" loext:char-shading-value="0" style:font-size-asian="12pt" style:font-size-complex="12pt"/>
    </style:style>
    <style:style style:name="T40" style:family="text">
      <style:text-properties style:font-name="Liberation Serif" fo:font-size="12pt" fo:font-weight="bold" officeooo:rsid="00518f7c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3pt" style:text-underline-style="solid" style:text-underline-width="auto" style:text-underline-color="font-color" officeooo:rsid="004f9b5e" fo:background-color="transparent" loext:char-shading-value="0" style:font-size-asian="13pt" style:font-size-complex="13pt"/>
    </style:style>
    <style:style style:name="T42" style:family="text">
      <style:text-properties style:font-name="Liberation Serif" fo:font-size="13pt" style:text-underline-style="solid" style:text-underline-width="auto" style:text-underline-color="font-color" officeooo:rsid="004a70a7" fo:background-color="transparent" loext:char-shading-value="0" style:font-size-asian="13pt" style:font-size-complex="13pt"/>
    </style:style>
    <style:style style:name="T43" style:family="text">
      <style:text-properties style:font-name="Liberation Serif" fo:font-size="13pt" style:text-underline-style="solid" style:text-underline-width="auto" style:text-underline-color="font-color" officeooo:rsid="0031b989" fo:background-color="transparent" loext:char-shading-value="0" style:font-size-asian="13pt" style:font-size-complex="13pt"/>
    </style:style>
    <style:style style:name="T44" style:family="text">
      <style:text-properties style:font-name="Liberation Serif" fo:font-size="13pt" style:text-underline-style="none" officeooo:rsid="004a70a7" fo:background-color="transparent" loext:char-shading-value="0" style:font-size-asian="13pt" style:font-size-complex="13pt"/>
    </style:style>
    <style:style style:name="T45" style:family="text">
      <style:text-properties style:font-name="Liberation Serif" fo:font-size="13pt" style:text-underline-style="none" officeooo:rsid="004f9b5e" fo:background-color="transparent" loext:char-shading-value="0" style:font-size-asian="13pt" style:font-size-complex="13pt"/>
    </style:style>
    <style:style style:name="T46" style:family="text">
      <style:text-properties style:font-name="Liberation Serif" fo:font-size="14pt" style:text-underline-style="solid" style:text-underline-width="auto" style:text-underline-color="font-color" officeooo:rsid="0032b86e" fo:background-color="transparent" loext:char-shading-value="0" style:font-size-asian="14pt" style:font-size-complex="14pt"/>
    </style:style>
    <style:style style:name="T47" style:family="text">
      <style:text-properties style:font-name="Liberation Serif" fo:font-size="14pt" officeooo:rsid="005d906e" fo:background-color="transparent" loext:char-shading-value="0" style:font-size-asian="14pt" style:font-size-complex="14pt"/>
    </style:style>
    <style:style style:name="T48" style:family="text">
      <style:text-properties style:font-name="Liberation Serif" fo:font-size="14pt" officeooo:rsid="0031b989" fo:background-color="transparent" loext:char-shading-value="0" style:font-size-asian="14pt" style:font-size-complex="14pt"/>
    </style:style>
    <style:style style:name="T49" style:family="text">
      <style:text-properties style:font-name="Liberation Serif" fo:font-size="14pt" officeooo:rsid="0032b86e" fo:background-color="transparent" loext:char-shading-value="0" style:font-size-asian="14pt" style:font-size-complex="14pt"/>
    </style:style>
    <style:style style:name="T50" style:family="text">
      <style:text-properties style:font-name="Liberation Serif" fo:font-size="14pt" officeooo:rsid="005f4b5b" fo:background-color="transparent" loext:char-shading-value="0" style:font-size-asian="14pt" style:font-size-complex="14pt"/>
    </style:style>
    <style:style style:name="T51" style:family="text">
      <style:text-properties style:font-name="Liberation Serif" fo:font-size="14pt" officeooo:rsid="0062f5ad" fo:background-color="transparent" loext:char-shading-value="0" style:font-size-asian="14pt" style:font-size-complex="14pt"/>
    </style:style>
    <style:style style:name="T52" style:family="text">
      <style:text-properties style:font-name="Liberation Serif" fo:font-size="14pt" fo:font-weight="bold" officeooo:rsid="005d906e" fo:background-color="transparent" loext:char-shading-value="0" style:font-size-asian="14pt" style:font-weight-asian="bold" style:font-size-complex="14pt" style:font-weight-complex="bold"/>
    </style:style>
    <style:style style:name="T53" style:family="text">
      <style:text-properties style:font-name="Liberation Serif" fo:font-size="15pt" style:text-underline-style="none" officeooo:rsid="004b8713" fo:background-color="transparent" loext:char-shading-value="0" style:font-size-asian="15pt" style:font-size-complex="15pt"/>
    </style:style>
    <style:style style:name="T54" style:family="text">
      <style:text-properties fo:font-size="12pt" officeooo:rsid="002caa2f" fo:background-color="transparent" loext:char-shading-value="0" style:font-size-asian="12pt" style:font-size-complex="12pt"/>
    </style:style>
    <style:style style:name="T55" style:family="text">
      <style:text-properties fo:font-size="12pt" officeooo:rsid="002caa2f" fo:background-color="#f6f9d4" loext:char-shading-value="0" style:font-size-asian="12pt" style:font-size-complex="12pt"/>
    </style:style>
    <style:style style:name="T56" style:family="text">
      <style:text-properties fo:font-size="12pt" style:text-underline-style="none" fo:font-weight="normal" officeooo:rsid="00465987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officeooo:rsid="002de706"/>
    </style:style>
    <style:style style:name="T58" style:family="text">
      <style:text-properties officeooo:rsid="00375577"/>
    </style:style>
    <style:style style:name="T59" style:family="text">
      <style:text-properties officeooo:rsid="000e14a7"/>
    </style:style>
    <style:style style:name="T60" style:family="text">
      <style:text-properties officeooo:rsid="0038955a"/>
    </style:style>
    <style:style style:name="T61" style:family="text">
      <style:text-properties officeooo:rsid="0039501b"/>
    </style:style>
    <style:style style:name="T62" style:family="text">
      <style:text-properties officeooo:rsid="003cb879"/>
    </style:style>
    <style:style style:name="T63" style:family="text">
      <style:text-properties officeooo:rsid="003d5c04"/>
    </style:style>
    <style:style style:name="T64" style:family="text">
      <style:text-properties fo:font-size="15pt" style:text-underline-style="solid" style:text-underline-width="auto" style:text-underline-color="font-color" officeooo:rsid="003d5c04" style:font-size-asian="15pt" style:font-size-complex="15pt"/>
    </style:style>
    <style:style style:name="T65" style:family="text">
      <style:text-properties officeooo:rsid="004d6ee8"/>
    </style:style>
    <style:style style:name="T66" style:family="text">
      <style:text-properties fo:font-size="13pt" fo:font-weight="bold" style:font-size-asian="13pt" style:font-weight-asian="bold" style:font-size-complex="13pt" style:font-weight-complex="bold"/>
    </style:style>
    <style:style style:name="T67" style:family="text">
      <style:text-properties officeooo:rsid="004e0e8c"/>
    </style:style>
    <style:style style:name="T68" style:family="text">
      <style:text-properties officeooo:rsid="004f9b5e"/>
    </style:style>
    <style:style style:name="T69" style:family="text">
      <style:text-properties fo:font-variant="normal" fo:text-transform="none" fo:color="#000000" loext:opacity="100%" style:font-name="sans-serif" fo:font-size="16pt" fo:letter-spacing="normal" fo:font-style="normal" fo:font-weight="normal" officeooo:rsid="005c3140" fo:background-color="transparent" loext:char-shading-value="0" style:font-size-asian="16pt" style:font-size-complex="16pt"/>
    </style:style>
    <style:style style:name="T70" style:family="text">
      <style:text-properties fo:font-variant="normal" fo:text-transform="none" fo:color="#000000" loext:opacity="100%" style:font-name="sans-serif" fo:font-size="16pt" fo:letter-spacing="normal" fo:font-style="normal" fo:font-weight="normal" officeooo:rsid="00696d40" fo:background-color="transparent" loext:char-shading-value="0" style:font-size-asian="16pt" style:font-size-complex="16pt"/>
    </style:style>
    <style:style style:name="T71" style:family="text">
      <style:text-properties fo:font-variant="normal" fo:text-transform="none" fo:color="#000000" loext:opacity="100%" style:font-name="sans-serif" fo:font-size="16pt" fo:letter-spacing="normal" fo:font-style="normal" style:text-underline-style="solid" style:text-underline-width="auto" style:text-underline-color="font-color" fo:font-weight="normal" officeooo:rsid="0065192a" fo:background-color="transparent" loext:char-shading-value="0" style:font-size-asian="16pt" style:font-size-complex="16pt"/>
    </style:style>
    <style:style style:name="T72" style:family="text">
      <style:text-properties fo:font-variant="normal" fo:text-transform="none" fo:color="#000000" loext:opacity="100%" style:font-name="sans-serif" fo:font-size="16pt" fo:letter-spacing="normal" fo:font-style="normal" style:text-underline-style="solid" style:text-underline-width="auto" style:text-underline-color="font-color" fo:font-weight="normal" officeooo:rsid="005c3140" fo:background-color="transparent" loext:char-shading-value="0" style:font-size-asian="16pt" style:font-size-complex="16pt"/>
    </style:style>
    <style:style style:name="T73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696d40" fo:background-color="transparent" loext:char-shading-value="0" style:font-size-asian="10.5pt" style:font-size-complex="12pt"/>
    </style:style>
    <style:style style:name="T74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69d195" fo:background-color="transparent" loext:char-shading-value="0" style:font-size-asian="10.5pt" style:font-size-complex="12pt"/>
    </style:style>
    <style:style style:name="T75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9d195" fo:background-color="#ffff00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loext:opacity="100%" style:font-name="sans-serif" fo:font-size="14pt" fo:letter-spacing="normal" fo:font-style="normal" fo:font-weight="normal" officeooo:rsid="006b2c25" fo:background-color="#ffff00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loext:opacity="100%" style:font-name="sans-serif" fo:font-size="14pt" fo:letter-spacing="normal" fo:font-style="normal" style:text-underline-style="solid" style:text-underline-width="auto" style:text-underline-color="font-color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loext:opacity="100%" style:font-name="sans-serif" fo:font-size="14pt" fo:letter-spacing="normal" fo:font-style="normal" style:text-underline-style="solid" style:text-underline-width="auto" style:text-underline-color="font-color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loext:opacity="100%" style:font-name="sans-serif" fo:font-size="14pt" fo:letter-spacing="normal" fo:font-style="normal" style:text-underline-style="none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loext:opacity="100%" style:font-name="sans-serif" fo:font-size="14pt" fo:letter-spacing="normal" fo:font-style="normal" style:text-underline-style="none" fo:font-weight="normal" officeooo:rsid="0069d195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loext:opacity="100%" style:font-name="Cantarell" fo:font-size="14pt" fo:letter-spacing="normal" fo:font-style="normal" style:text-underline-style="solid" style:text-underline-width="auto" style:text-underline-color="font-color" fo:font-weight="normal" officeooo:rsid="005b49a4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c9211e" loext:opacity="100%" style:font-name="sans-serif" fo:font-size="14pt" fo:letter-spacing="normal" fo:font-style="normal" style:text-underline-style="none" fo:font-weight="normal" officeooo:rsid="006b2c25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c9211e" loext:opacity="100%" style:font-name="sans-serif" fo:font-size="14pt" fo:letter-spacing="normal" fo:font-style="normal" style:text-underline-style="none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style:font-name="sans-serif" fo:font-size="14pt" fo:letter-spacing="normal" fo:font-style="normal" style:text-underline-style="none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style:use-window-font-color="true" loext:opacity="0%" style:font-name="sans-serif" fo:font-size="14pt" fo:letter-spacing="normal" fo:font-style="normal" style:text-underline-style="none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style:use-window-font-color="true" loext:opacity="0%" style:font-name="sans-serif" fo:font-size="14pt" fo:letter-spacing="normal" fo:font-style="normal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style:use-window-font-color="true" loext:opacity="0%" style:font-name="sans-serif" fo:font-size="14pt" fo:letter-spacing="normal" fo:font-style="normal" style:text-underline-style="solid" style:text-underline-width="auto" style:text-underline-color="font-color" fo:font-weight="normal" officeooo:rsid="006c4c83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size="14pt" officeooo:rsid="005d906e" fo:background-color="transparent" loext:char-shading-value="0" style:font-size-asian="14pt" style:font-size-complex="14pt"/>
    </style:style>
    <style:style style:name="T91" style:family="text">
      <style:text-properties fo:font-size="14pt" fo:font-weight="bold" officeooo:rsid="005d906e" fo:background-color="transparent" loext:char-shading-value="0" style:font-size-asian="14pt" style:font-weight-asian="bold" style:font-size-complex="14pt" style:font-weight-complex="bold"/>
    </style:style>
    <style:style style:name="T92" style:family="text">
      <style:text-properties fo:font-size="16pt" style:text-underline-style="solid" style:text-underline-width="auto" style:text-underline-color="font-color" fo:font-weight="bold" officeooo:rsid="00465987" fo:background-color="transparent" loext:char-shading-value="0" style:font-size-asian="16pt" style:font-weight-asian="bold" style:font-size-complex="16pt" style:font-weight-complex="bold"/>
    </style:style>
    <style:style style:name="T93" style:family="text">
      <style:text-properties fo:font-size="16pt" style:text-underline-style="solid" style:text-underline-width="auto" style:text-underline-color="font-color" fo:font-weight="bold" officeooo:rsid="0032b86e" fo:background-color="transparent" loext:char-shading-value="0" style:font-size-asian="16pt" style:font-weight-asian="bold" style:font-size-complex="16pt" style:font-weight-complex="bold"/>
    </style:style>
    <style:style style:name="T94" style:family="text">
      <style:text-properties fo:font-size="16pt" style:text-underline-style="solid" style:text-underline-width="auto" style:text-underline-color="font-color" fo:font-weight="bold" officeooo:rsid="00563107" fo:background-color="transparent" loext:char-shading-value="0" style:font-size-asian="16pt" style:font-weight-asian="bold" style:font-size-complex="16pt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color="#c9211e" loext:opacity="100%"/>
    </style:style>
    <style:style style:name="T97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98" style:family="text">
      <style:text-properties fo:background-color="#ffff00" loext:char-shading-value="0"/>
    </style:style>
    <style:style style:name="T99" style:family="text">
      <style:text-properties officeooo:rsid="0065a1fe"/>
    </style:style>
    <style:style style:name="T100" style:family="text">
      <style:text-properties officeooo:rsid="0066ba14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1" svg:x="9.3752in" svg:y="1.8228in" svg:width="2.0835in" draw:z-index="0">
        <draw:text-box fo:min-height="2.5in">
          <text:p text:style-name="Text_20_body"/>
        </draw:text-box>
      </draw:frame>
      <text:p text:style-name="P1"/>
      <text:p text:style-name="P39"><text:span text:style-name="T7">NetPractice</text:span>:</text:p>
      <text:p text:style-name="P39"/>
      <text:p text:style-name="Text_20_body">Discover Networking.</text:p>
      <text:p text:style-name="Text_20_body">Understand how TCP/IP addressing works.</text:p>
      <text:p text:style-name="Text_20_body">Complete 10 levels.</text:p>
      <text:p text:style-name="Text_20_body">Solve networking problems to make a network run</text:p>
      <text:p text:style-name="P41">Basic understanding what you will do:</text:p>
      <text:p text:style-name="P39"/>
      <text:p text:style-name="P2"><text:span text:style-name="T5">1) <text:tab/></text:span>You will have to configure small-scale networks. </text:p>
      <text:p text:style-name="P2"/>
      <text:p text:style-name="P2"><text:span text:style-name="T5">2) <text:tab/></text:span>To do so, it will be necessary to <text:span text:style-name="T1">understand how TCP/IP addressing works</text:span>.</text:p>
      <text:p text:style-name="P36"><text:span text:style-name="T59"><text:tab/></text:span>IP addressing is a logical means of assigning addresses to devices on a network. </text:p>
      <text:p text:style-name="P36"><text:tab/>Each device connected to the internet requires a unique IP address.</text:p>
      <text:p text:style-name="P36"/>
      <text:p text:style-name="P36"><text:tab/><text:span text:style-name="T60">Identify the device and the network it is connected to.</text:span></text:p>
      <text:p text:style-name="P36"/>
      <text:p text:style-name="P37"><text:span text:style-name="T62">3) <text:tab/>0</text:span>nly IPv4 addresses are used in NetPractice.</text:p>
      <text:p text:style-name="P37"/>
      <text:p text:style-name="P38"><text:span text:style-name="T63">4) <text:tab/></text:span>Private IP addresses and subnetting are features provided by<text:span text:style-name="T1"> routers,</text:span></text:p>
      <text:p text:style-name="P38"><text:tab/>which create a local network (LAN) and use Network Address Translation (NAT) </text:p>
      <text:p text:style-name="P38"><text:tab/>to share a single public IP address among multiple devices within that network. </text:p>
      <text:p text:style-name="P38"><text:tab/></text:p>
      <text:p text:style-name="P38"><text:tab/>Therefore, for devices to have private IP addresses and to form a private network, </text:p>
      <text:p text:style-name="P38"><text:tab/>they need to be connected to a router.</text:p>
      <text:p text:style-name="P38"/>
      <text:p text:style-name="P42"><text:span text:style-name="T64">Network</text:span><text:span text:style-name="T7"> </text:span><text:span text:style-name="T64">fundamentals</text:span>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1.</text:p>
          </table:table-cell>
          <table:table-cell table:style-name="Table2.A1" office:value-type="string">
            <text:p text:style-name="P3">IP</text:p>
          </table:table-cell>
          <table:table-cell table:style-name="Table2.C1" office:value-type="string">
            <text:p text:style-name="P3">Internet Protocol address.</text:p>
            <text:p text:style-name="P3">- Network ID</text:p>
            <text:p text:style-name="P3">- Host I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ypes of IP address</text:p>
          </table:table-cell>
          <table:table-cell table:style-name="Table2.C2" office:value-type="string">
            <text:p text:style-name="P3">Static IP address: </text:p>
            <text:p text:style-name="P3">- doesn’t change</text:p>
            <text:p text:style-name="P3">- business, servers</text:p>
            <text:p text:style-name="P3"/>
            <text:p text:style-name="P3">Dynamic IP address:</text:p>
            <text:p text:style-name="P3">- changes occasionally</text:p>
            <text:p text:style-name="P3">- consumer equipment, laptop, smartphones, table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Purpose of the IP address</text:p>
          </table:table-cell>
          <table:table-cell table:style-name="Table2.C2" office:value-type="string">
            <text:p text:style-name="Table_20_Contents">- <text:span text:style-name="T6">handle connection beween devices</text:span></text:p>
            <text:p text:style-name="Table_20_Contents">- <text:span text:style-name="T6">let the websites know who is connecting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IPv4 v IPv6</text:p>
          </table:table-cell>
          <table:table-cell table:style-name="Table2.C2" office:value-type="string">
            <text:p text:style-name="P4">IPv4</text:p>
            <text:p text:style-name="P4">- 32 bits address / <text:span text:style-name="T65">4 octets</text:span></text:p>
            <text:p text:style-name="P4">- 4.3 billion addres, insufficient</text:p>
            <text:p text:style-name="P4">- must be reused and masked</text:p>
            <text:p text:style-name="P4">- 192.108.42.64</text:p>
            <text:p text:style-name="P4">IPv6</text:p>
            <text:p text:style-name="P4">- 128 bits address</text:p>
            <text:p text:style-name="P4"><text:soft-page-break/>- trillions and trillions</text:p>
            <text:p text:style-name="P4">- every device can have unique IP</text:p>
            <text:p text:style-name="P4">- supports auto-configura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 / IP</text:p>
          </table:table-cell>
          <table:table-cell table:style-name="Table2.C2" office:value-type="string">
            <text:p text:style-name="P5">T<text:span text:style-name="T58">r</text:span>ansmission Control Protocol/Internet Protocol</text:p>
            <text:p text:style-name="P43"/>
            <text:p text:style-name="P43">Governs rules for </text:p>
            <text:p text:style-name="P43"><text:s/>- Packetizing</text:p>
            <text:p text:style-name="P43"><text:s/>- Addressing</text:p>
            <text:p text:style-name="P43"><text:s/>- Transmitting</text:p>
            <text:p text:style-name="P43"><text:s/>- Routing</text:p>
            <text:p text:style-name="P43"><text:s/>- Receiving data over network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 v IP</text:p>
          </table:table-cell>
          <table:table-cell table:style-name="Table2.C2" office:value-type="string">
            <text:p text:style-name="P5">Seperate computer network protocols</text:p>
            <text:p text:style-name="P6">IP – obtains the address</text:p>
            <text:p text:style-name="P6">TCP – responsible for data delivery to the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TCP/IP work</text:p>
          </table:table-cell>
          <table:table-cell table:style-name="Table2.C2" office:value-type="string">
            <text:p text:style-name="P6">4 layers</text:p>
            <text:p text:style-name="P6">- Datalink – physical part, Ethernet, WIFI etc</text:p>
            <text:p text:style-name="P6">- Internet – control movement of packets</text:p>
            <text:p text:style-name="P6">- Transport – data connection</text:p>
            <text:p text:style-name="P6">- Application – User interaction , email</text:p>
            <text:p text:style-name="P6"/>
            <text:p text:style-name="P6">- <text:span text:style-name="T61">Physical – Cables, NIC</text:span></text:p>
            <text:p text:style-name="P6">- <text:span text:style-name="T61">Datalink – Ethernet, Switches</text:span></text:p>
            <text:p text:style-name="P6">- <text:span text:style-name="T61">Network – IP, Routers</text:span></text:p>
            <text:p text:style-name="P6">- <text:span text:style-name="T61">Transport – TCP, UDP</text:span></text:p>
            <text:p text:style-name="P6">- <text:span text:style-name="T61">Application – HTTP, FTP, SMTP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Switch</text:p>
          </table:table-cell>
          <table:table-cell table:style-name="Table2.C2" office:value-type="string">
            <text:p text:style-name="P6">Connects devices within the same network.</text:p>
            <text:p text:style-name="P6">LAN network.</text:p>
            <text:p text:style-name="P6">Forwards data packets to and from those devices.</text:p>
            <text:p text:style-name="P6">Only sends the data to the devices it is inteded for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Router</text:p>
          </table:table-cell>
          <table:table-cell table:style-name="Table2.C2" office:value-type="string">
            <text:p text:style-name="P7">Connects two or more subnetworks.</text:p>
            <text:p text:style-name="P7">1) Manage traffic between these two networks by forwarding data packets to their intended IP address.</text:p>
            <text:p text:style-name="P7">2) Allow multiple devices to use the same internet connection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Router work</text:p>
          </table:table-cell>
          <table:table-cell table:style-name="Table2.C2" office:value-type="string">
            <text:p text:style-name="P7">1) Direct and guide the packets that are sent so they get to their IP address.</text:p>
            <text:p text:style-name="P7">2) Uses internal routing table. List of paths to various network destination.</text:p>
            <text:p text:style-name="P7">3) Reads the packet header to know where it is heading to, Consult the table to decide which path is most efficient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Modem vs Router</text:p>
          </table:table-cell>
          <table:table-cell table:style-name="Table2.C2" office:value-type="string">
            <text:p text:style-name="P7">1) Modem connect one device (example a router or a PC) to the Internet.</text:p>
            <text:p text:style-name="P7">2) Router makes a LAN connection between devices, but no access to the Internet.</text:p>
            <text:p text:style-name="P7">3) Connect Router to Modem to provide Internet connection to all devices on LAN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Loopback address</text:p>
          </table:table-cell>
          <table:table-cell table:style-name="Table2.C2" office:value-type="string">
            <text:p text:style-name="P8">Built into the IP domain system in order for a device to <text:soft-page-break/>send and receive its own data packets.</text:p>
            <text:p text:style-name="P8"><text:span text:style-name="T66">127.0.0.0 </text:span>to <text:span text:style-name="T1">127.255.255.255</text:span></text:p>
            <text:p text:style-name="P8">Used for various kind of analysis, for testing purposes and debugging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<text:span text:style-name="T67">S</text:span>ubnet</text:p>
          </table:table-cell>
          <table:table-cell table:style-name="Table2.C2" office:value-type="string">
            <text:p text:style-name="P8">A network inside a network. </text:p>
            <text:p text:style-name="P8">Divide large network into smaller ones.</text:p>
            <text:p text:style-name="P8">Use part of HOST IP address.</text:p>
            <text:p text:style-name="P8"/>
            <text:p text:style-name="P8">NETWORK SUBNET HOST fields.</text:p>
            <text:p text:style-name="P8">IP address to identify the subnet.</text:p>
            <text:p text:style-name="P8">Another one to identify the broadcast subnet address.</text:p>
            <text:p text:style-name="P8"/>
            <text:p text:style-name="P8">Network traffic travel shorter distance.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Calculate sub<text:span text:style-name="T68">N</text:span>et mask from IP addr</text:p>
          </table:table-cell>
          <table:table-cell table:style-name="Table2.C2" office:value-type="string">
            <text:p text:style-name="P8">1. Find Subnet number</text:p>
            <text:p text:style-name="P8">2. Find Subnet size</text:p>
            <text:p text:style-name="P8">3. Find Broadcast address</text:p>
            <text:p text:style-name="P8">4. Locate IP address Subnet</text:p>
            <text:p text:style-name="P8">5. Calculate Valid hosts</text:p>
            <text:p text:style-name="P8"/>
            <text:p text:style-name="P8">Subnet Address</text:p>
            <text:p text:style-name="P8">Min Host Address</text:p>
            <text:p text:style-name="P8">Max Host Address</text:p>
            <text:p text:style-name="P8">B<text:span text:style-name="T13">r</text:span>oadcast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Network and Host part of IP Address</text:p>
          </table:table-cell>
          <table:table-cell table:style-name="Table2.C2" office:value-type="string">
            <text:p text:style-name="P9"><text:span text:style-name="T13">1</text:span><text:span text:style-name="T14">s</text:span> in sub<text:span text:style-name="T13">n</text:span>et mask that cross out with IP address is Network Address</text:p>
            <text:p text:style-name="P9">0<text:span text:style-name="T14">s</text:span> in subnet mask that cross out with IP address is Host Addres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Broadcast</text:p>
          </table:table-cell>
          <table:table-cell table:style-name="Table2.C2" office:value-type="string">
            <text:p text:style-name="P9">Broadcast do not go past Router, they remain within Network.</text:p>
          </table:table-cell>
        </table:table-row>
      </table:table>
      <text:p text:style-name="P46"/>
      <text:h text:style-name="Heading_20_3" text:outline-level="3">Important Concepts:</text:h>
      <text:p text:style-name="P31"/>
      <text:list xml:id="list3951544270" text:style-name="L1">
        <text:list-item>
          <text:p text:style-name="P67"><text:span text:style-name="T3">TCP </text:span><text:span text:style-name="T15">– used to send packet over the internet. </text:span><text:span text:style-name="T16">Transmission Control Protocol.</text:span></text:p>
        </text:list-item>
        <text:list-item>
          <text:p text:style-name="P68">IP Address: Network Layer</text:p>
        </text:list-item>
      </text:list>
      <text:p text:style-name="P32">IP addressing – assign addresses to devices on a network. Aunique IP address.</text:p>
      <text:p text:style-name="P32"><text:tab/>- Identify <text:span text:style-name="T1">HOST</text:span> (such as computer ) / <text:span text:style-name="T57">HOST is a NETWORK INTERFACE?</text:span></text:p>
      <text:p text:style-name="P32"><text:tab/>- Identify <text:span text:style-name="T1">NETWORK</text:span> it belongs to.</text:p>
      <text:p text:style-name="P32">TCP/ IP uses <text:span text:style-name="T1">SUBNET MASK</text:span> to separate the two.</text:p>
      <text:p text:style-name="P33"/>
      <text:list xml:id="list2438897599" text:style-name="L2">
        <text:list-item>
          <text:p text:style-name="P70">CIDR and SUBNET MASK are both used to defin<text:span text:style-name="T68">e</text:span> the range of IP addresses available within a network, but they serve slightly different purposes.</text:p>
        </text:list-item>
      </text:list>
      <text:p text:style-name="P35"/>
      <text:list xml:id="list104411068669377" text:continue-numbering="true" text:style-name="L2">
        <text:list-item>
          <text:p text:style-name="P69"><text:soft-page-break/><text:span text:style-name="T4">Public IP Address </text:span><text:span text:style-name="T17">– assigned to your network router by your Internet service provider. </text:span></text:p>
        </text:list-item>
      </text:list>
      <text:p text:style-name="P33">- helps to connect to the internet from inside your network, to outside your network</text:p>
      <text:list xml:id="list2272730444" text:style-name="L3">
        <text:list-item>
          <text:p text:style-name="P71"><text:span text:style-name="T4">Private IP Address</text:span><text:span text:style-name="T17"> – assigned to your device by your network router</text:span></text:p>
        </text:list-item>
      </text:list>
      <text:p text:style-name="P34">When a network is connected to the internet, it cannot use an IP address from the reserved private IP addresses.</text:p>
      <text:p text:style-name="P24"/>
      <text:list xml:id="list1269446038" text:style-name="L4">
        <text:list-item>
          <text:p text:style-name="P72"><text:span text:style-name="T8">Find N</text:span><text:span text:style-name="T9">etwork address </text:span><text:span text:style-name="T10">of IP address:</text:span></text:p>
        </text:list-item>
      </text:list>
      <text:p text:style-name="P16"><text:span text:style-name="Source_20_Text">IP address | </text:span><text:span text:style-name="Source_20_Text"><text:span text:style-name="T18">01101000.11000110.11110001.0</text:span></text:span><text:span text:style-name="Source_20_Text">1111101</text:span></text:p>
      <text:p text:style-name="P15"><text:span text:style-name="Source_20_Text">Mask <text:s text:c="6"/>| </text:span><text:span text:style-name="Source_20_Text"><text:span text:style-name="T19">11111111.11111111.11111111.1</text:span></text:span><text:span text:style-name="Source_20_Text">0000000</text:span></text:p>
      <text:p text:style-name="P17">do bitwise AND </text:p>
      <text:p text:style-name="P16"><text:span text:style-name="Source_20_Text">Network address | 01101000.11000110.11110001.00000000</text:span></text:p>
      <text:p text:style-name="P16"><text:span text:style-name="Source_20_Text"><text:tab/></text:span></text:p>
      <text:p text:style-name="P17"><text:tab/><text:tab/>104.198.241.0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Use online tools - <text:s/><text:span text:style-name="T1">IP to Binary converter </text:span>and <text:span text:style-name="T1">Binary to IP converter</text:span></text:p>
            <text:p text:style-name="P20"><text:span text:style-name="T1"><text:tab/><text:tab/><text:tab/></text:span><text:span text:style-name="T2">Binary to Decimal converter</text:span></text:p>
          </table:table-cell>
        </table:table-row>
      </table:table>
      <text:p text:style-name="P11"/>
      <text:list xml:id="list3304694620" text:style-name="L5">
        <text:list-item>
          <text:p text:style-name="P73">Find the Range of <text:span text:style-name="T1">Host address</text:span>:</text:p>
        </text:list-item>
      </text:list>
      <text:p text:style-name="P10"/>
      <text:p text:style-name="P18"><text:span text:style-name="Source_20_Text">IP address | 01101000.11000110.11110001.0</text:span><text:span text:style-name="Source_20_Text"><text:span text:style-name="T19">1111101</text:span></text:span></text:p>
      <text:p text:style-name="P19"><text:span text:style-name="Source_20_Text">Mask <text:s text:c="6"/>| 11111111.11111111.11111111.1</text:span><text:span text:style-name="Source_20_Text"><text:span text:style-name="T19">0000000</text:span></text:span></text:p>
      <text:p text:style-name="P19"><text:span text:style-name="Source_20_Text"><text:span text:style-name="T21">The range is taken from the </text:span></text:span><text:span text:style-name="Source_20_Text"><text:span text:style-name="T22">last 7 bits of the mask, which is all 0.</text:span></text:span></text:p>
      <text:p text:style-name="P21"><text:span text:style-name="Source_20_Text"><text:span text:style-name="T22">Therefore the range is 000 000 0 <text:s text:c="2"/>- 111 111 1</text:span></text:span></text:p>
      <text:p text:style-name="P21"><text:span text:style-name="Source_20_Text"><text:span text:style-name="T22"><text:tab/><text:tab/><text:tab/>0 – 127</text:span></text:span></text:p>
      <text:p text:style-name="P21"><text:span text:style-name="Source_20_Text"><text:span text:style-name="T22">The extremities of the range are reserved as</text:span></text:span></text:p>
      <text:p text:style-name="P23"><text:span text:style-name="Source_20_Text"><text:span text:style-name="T22"><text:tab/>1. </text:span></text:span><text:span text:style-name="Source_20_Text"><text:span text:style-name="T23">NETWROK ADDRESS: <text:tab/>0 <text:s text:c="4"/><text:tab/>→ </text:span></text:span><text:span text:style-name="Source_20_Text"><text:span text:style-name="T20">104.198.241.0</text:span></text:span></text:p>
      <text:p text:style-name="P23"><text:span text:style-name="Source_20_Text"><text:span text:style-name="T23"><text:tab/>2. BROADCAST ADDRESS: 127 <text:tab/> → </text:span></text:span><text:span text:style-name="Source_20_Text"><text:span text:style-name="T20">104.198.241.</text:span></text:span><text:span text:style-name="Source_20_Text"><text:span text:style-name="T24">127</text:span></text:span></text:p>
      <text:p text:style-name="P12"><text:span text:style-name="Source_20_Text"><text:span text:style-name="T27">Therefore the real IP RANGE is : </text:span></text:span><text:span text:style-name="Source_20_Text"><text:span text:style-name="T28">104.198.241</text:span></text:span><text:span text:style-name="Source_20_Text"><text:span text:style-name="T26">.</text:span></text:span><text:span text:style-name="Source_20_Text"><text:span text:style-name="T25">1</text:span></text:span><text:span text:style-name="Source_20_Text"><text:span text:style-name="T27"> – </text:span></text:span><text:span text:style-name="Source_20_Text"><text:span text:style-name="T28">104.198.241</text:span></text:span><text:span text:style-name="Source_20_Text"><text:span text:style-name="T26">.</text:span></text:span><text:span text:style-name="Source_20_Text"><text:span text:style-name="T25">126 <text:s text:c="6"/></text:span></text:span></text:p>
      <text:list xml:id="list898621911" text:style-name="L6">
        <text:list-item>
          <text:p text:style-name="P60"><text:span text:style-name="Source_20_Text"><text:span text:style-name="T27">All hosts on a subnetwork have the same network prefix, unlike the host identifier, which is a unique local identification.</text:span></text:span></text:p>
        </text:list-item>
      </text:list>
      <text:p text:style-name="P12"><text:span text:style-name="Source_20_Text"><text:span text:style-name="T27"/></text:span></text:p>
      <text:h text:style-name="P13" text:outline-level="4"><text:span text:style-name="Source_20_Text"><text:span text:style-name="T27">CIDR Notation.</text:span></text:span></text:h>
      <text:p text:style-name="P14"><text:span text:style-name="Source_20_Text"><text:span text:style-name="T35">CIDR </text:span></text:span><text:span text:style-name="Source_20_Text"><text:span text:style-name="T27">/</text:span></text:span><text:span text:style-name="Source_20_Text"><text:span text:style-name="T34">24 means the subnet mask is 255.255.255.</text:span></text:span><text:span text:style-name="Source_20_Text"><text:span text:style-name="T35">0</text:span></text:span><text:span text:style-name="Source_20_Text"><text:span text:style-name="T34">?</text:span></text:span></text:p>
      <text:p text:style-name="P14"><text:soft-page-break/><text:span text:style-name="Source_20_Text"><text:span text:style-name="T35">CIDR </text:span></text:span><text:span text:style-name="Source_20_Text"><text:span text:style-name="T27">/</text:span></text:span><text:span text:style-name="Source_20_Text"><text:span text:style-name="T34">24 means it allows 24 bits of network, and 8 bits of host address.</text:span></text:span></text:p>
      <text:p text:style-name="P14"><text:span text:style-name="Source_20_Text"><text:span text:style-name="T34"><text:tab/></text:span></text:span><text:span text:style-name="Source_20_Text"><text:span text:style-name="T36">Therefore 2^8 = </text:span></text:span></text:p>
      <text:p text:style-name="P44"><text:span text:style-name="Source_20_Text"><text:span text:style-name="T35">Example: CIDR /25</text:span></text:span></text:p>
      <text:p text:style-name="P22"><text:span text:style-name="Source_20_Text">IP address | </text:span><text:span text:style-name="Source_20_Text"><text:span text:style-name="T18">01101000.11000110.11110001.0</text:span></text:span><text:span text:style-name="Source_20_Text">1111101</text:span></text:p>
      <text:p text:style-name="P25"><text:span text:style-name="Source_20_Text"><text:span text:style-name="T54">Mask <text:s text:c="6"/>| </text:span></text:span><text:span text:style-name="Source_20_Text"><text:span text:style-name="T55">11111111.11111111.11111111.1</text:span></text:span><text:span text:style-name="Source_20_Text"><text:span text:style-name="T54">0000000</text:span></text:span></text:p>
      <text:p text:style-name="P25"><text:span text:style-name="Source_20_Text"><text:span text:style-name="T29">Equivalent to a mask of /25</text:span></text:span></text:p>
      <text:p text:style-name="P25"><text:span text:style-name="Source_20_Text"><text:span text:style-name="T29">Note,there are 25 bits of the Mask representing the NETWORK ADDRESS.</text:span></text:span></text:p>
      <text:list xml:id="list406511217" text:style-name="L7">
        <text:list-item>
          <text:p text:style-name="P61"><text:span text:style-name="Source_20_Text"><text:span text:style-name="T30">Ports act as interfaces on Routers and Switch through which the physical LAN cable is connected.</text:span></text:span></text:p>
        </text:list-item>
        <text:list-item>
          <text:p text:style-name="P61"><text:span text:style-name="Source_20_Text"><text:span text:style-name="T30">In Routers Ports act as both Connectivity interface and Routing interface. </text:span></text:span></text:p>
        </text:list-item>
      </text:list>
      <text:list xml:id="list3917183973" text:style-name="L8">
        <text:list-item>
          <text:p text:style-name="P62"><text:span text:style-name="Source_20_Text"><text:span text:style-name="T30">The router’s software configuration determines whether a particular port function as a routing interface or simply as a connectivity interface within LAN.</text:span></text:span></text:p>
        </text:list-item>
        <text:list-item>
          <text:p text:style-name="P62"><text:span text:style-name="Source_20_Text"><text:span text:style-name="T30">In Switch Ports act as Connectivity interface.</text:span></text:span></text:p>
        </text:list-item>
      </text:list>
      <text:p text:style-name="P26"><text:span text:style-name="Source_20_Text"><text:span text:style-name="T30"/></text:span></text:p>
      <text:list xml:id="list930137260" text:style-name="L9">
        <text:list-item>
          <text:p text:style-name="P63"><text:span text:style-name="Source_20_Text"><text:span text:style-name="T31">Switch:</text:span></text:span></text:p>
        </text:list-item>
      </text:list>
      <text:p text:style-name="P27"><text:span text:style-name="Source_20_Text"><text:span text:style-name="T31"><text:tab/>There is no routing interface.</text:span></text:span></text:p>
      <text:p text:style-name="P27"><text:span text:style-name="Source_20_Text"><text:span text:style-name="T31"><text:tab/>Do they have IP Address? Yes, if they are Managed switches, to allow for remote <text:tab/>configuration, monitoring and management.</text:span></text:span></text:p>
      <text:p text:style-name="P27"><text:span text:style-name="Source_20_Text"><text:span text:style-name="T31"><text:tab/>But if they are Unmanaged Switches, they do not have IP addresses and operate at the data <text:tab/>link layer (Layer 2) of the OSI model, primarily forwarding Ethernet frames based on MAC <text:tab/>addresses.</text:span></text:span></text:p>
      <text:list xml:id="list2369353269" text:style-name="L10">
        <text:list-item>
          <text:p text:style-name="P64"><text:span text:style-name="Source_20_Text"><text:span text:style-name="T31">Router:</text:span></text:span></text:p>
          <text:p text:style-name="P64"><text:span text:style-name="Source_20_Text"><text:span text:style-name="T31">-</text:span></text:span><text:span text:style-name="Source_20_Text"><text:span text:style-name="T32"> Connects multiple devices on a single network</text:span></text:span></text:p>
          <text:p text:style-name="P64"><text:span text:style-name="Source_20_Text"><text:span text:style-name="T32">- Connects multiple networks together</text:span></text:span></text:p>
          <text:p text:style-name="P64"><text:span text:style-name="Source_20_Text"><text:span text:style-name="T32">- has an interface for each network it connects to</text:span></text:span></text:p>
          <text:p text:style-name="P65"><text:span text:style-name="Source_20_Text"><text:span text:style-name="T32">Since the ROUTER separates different networks, the range of possible IP addresses on one interface must NOT overlap with the range of its other interfaces.</text:span></text:span></text:p>
          <text:p text:style-name="P65"><text:span text:style-name="Source_20_Text"><text:span text:style-name="T38">An overlap in the IP address range would imply that the interfaces are on the same Network.</text:span></text:span></text:p>
        </text:list-item>
      </text:list>
      <text:p text:style-name="P28"><text:span text:style-name="Source_20_Text"><text:span text:style-name="T43"/></text:span></text:p>
      <text:p text:style-name="P28"><text:soft-page-break/><text:span text:style-name="Source_20_Text"><text:span text:style-name="T43">Understanding IP ADDRESSES associated with ROUTER:</text:span></text:span></text:p>
      <text:list xml:id="list2925667567" text:style-name="L11">
        <text:list-item>
          <text:p text:style-name="P66"><text:span text:style-name="Source_20_Text"><text:span text:style-name="T33">Routers can have multiple network addresses (corresponding to their interfaces). Each network segment they are connected to is facilitated by an interface, and this can be LANs or VLANs.</text:span></text:span></text:p>
        </text:list-item>
        <text:list-item>
          <text:p text:style-name="P66"><text:span text:style-name="Source_20_Text"><text:span text:style-name="T33">And they also have their own IP address for management and administrative purposes. </text:span></text:span></text:p>
        </text:list-item>
      </text:list>
      <text:p text:style-name="P28"><text:span text:style-name="Source_20_Text"><text:span text:style-name="T93">ROUTING TABLE:</text:span></text:span></text:p>
      <text:p text:style-name="P48"><text:span text:style-name="Source_20_Text"><text:span text:style-name="T48">A routing table is a data table stored in a router or a network host </text:span></text:span><text:span text:style-name="Source_20_Text"><text:span text:style-name="T49">(Computer, Laptop, Servers, Printers).</text:span></text:span></text:p>
      <text:p text:style-name="P29"><text:span text:style-name="Source_20_Text"><text:span text:style-name="T46">DESTINATION</text:span></text:span><text:span text:style-name="Source_20_Text"><text:span text:style-name="T49">: <text:tab/>Network Address on which the target HOST is situated.</text:span></text:span></text:p>
      <text:p text:style-name="P29"><text:span text:style-name="Source_20_Text"><text:span text:style-name="T46">NEXT HOP</text:span></text:span><text:span text:style-name="Source_20_Text"><text:span text:style-name="T49">:<text:tab/>Ne</text:span></text:span><text:span text:style-name="Source_20_Text"><text:span text:style-name="T50">xt</text:span></text:span><text:span text:style-name="Source_20_Text"><text:span text:style-name="T49"> closest ROUTER enroute </text:span></text:span><text:span text:style-name="Source_20_Text"><text:span text:style-name="T50">to </text:span></text:span><text:span text:style-name="Source_20_Text"><text:span text:style-name="T49">target HOST.</text:span></text:span></text:p>
      <text:p text:style-name="P49"><text:span text:style-name="Source_20_Text"><text:span text:style-name="T47">Destination field set to </text:span></text:span><text:span text:style-name="Source_20_Text"><text:span text:style-name="T52">Default.</text:span></text:span><text:span text:style-name="Source_20_Text"><text:span text:style-name="T47"> </text:span></text:span></text:p>
      <text:p text:style-name="P49"><text:span text:style-name="Source_20_Text"><text:span text:style-name="T47">The route of </text:span></text:span><text:span text:style-name="Source_20_Text"><text:span text:style-name="T90">default</text:span></text:span><text:span text:style-name="Source_20_Text"><text:span text:style-name="T47"> or </text:span></text:span><text:span text:style-name="Source_20_Text"><text:span text:style-name="T91">0.0.0.0/0</text:span></text:span><text:span text:style-name="Source_20_Text"><text:span text:style-name="T47">, is the rout</text:span></text:span><text:span text:style-name="Source_20_Text"><text:span text:style-name="T51">e</text:span></text:span><text:span text:style-name="Source_20_Text"><text:span text:style-name="T47"> that takes effect when no other route is available for an IP destination address. </text:span></text:span></text:p>
      <text:p text:style-name="P49"><text:span text:style-name="Source_20_Text"><text:span text:style-name="T47">The default route will use the next-hop address to send the packets on their way without giving a specific destination. </text:span></text:span></text:p>
      <text:p text:style-name="P49"><text:span text:style-name="Source_20_Text"><text:span text:style-name="T47">The default route will match any network.</text:span></text:span></text:p>
      <text:h text:style-name="Heading_20_2" text:outline-level="2"><text:span text:style-name="Source_20_Text"><text:span text:style-name="T95">This table assumes you are starting with a /24 network and then subnetting it into smaller subnets as indicated by each CIDR notation.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IDR Notation</text:p>
            </table:table-cell>
            <table:table-cell table:style-name="Table1.A1" office:value-type="string">
              <text:p text:style-name="Table_20_Heading">Number of Subnets</text:p>
            </table:table-cell>
            <table:table-cell table:style-name="Table1.A1" office:value-type="string">
              <text:p text:style-name="Table_20_Heading">Number of IP Addresses per Subnet</text:p>
            </table:table-cell>
            <table:table-cell table:style-name="Table1.A1" office:value-type="string">
              <text:p text:style-name="Table_20_Heading">Number of Usable IP Addresses per Subnet</text:p>
            </table:table-cell>
          </table:table-row>
        </table:table-header-rows>
        <table:table-row>
          <table:table-cell table:style-name="Table1.A1" office:value-type="string">
            <text:p text:style-name="P40">/24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56</text:p>
          </table:table-cell>
          <table:table-cell table:style-name="Table1.A1" office:value-type="string">
            <text:p text:style-name="P40">254</text:p>
          </table:table-cell>
        </table:table-row>
        <table:table-row>
          <table:table-cell table:style-name="Table1.A1" office:value-type="string">
            <text:p text:style-name="P40">/25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128</text:p>
          </table:table-cell>
          <table:table-cell table:style-name="Table1.A1" office:value-type="string">
            <text:p text:style-name="P40">126</text:p>
          </table:table-cell>
        </table:table-row>
        <table:table-row>
          <table:table-cell table:style-name="Table1.A1" office:value-type="string">
            <text:p text:style-name="P40">/26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64</text:p>
          </table:table-cell>
          <table:table-cell table:style-name="Table1.A1" office:value-type="string">
            <text:p text:style-name="P40">62</text:p>
          </table:table-cell>
        </table:table-row>
        <table:table-row>
          <table:table-cell table:style-name="Table1.A1" office:value-type="string">
            <text:p text:style-name="P40">/27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32</text:p>
          </table:table-cell>
          <table:table-cell table:style-name="Table1.A1" office:value-type="string">
            <text:p text:style-name="P40">30</text:p>
          </table:table-cell>
        </table:table-row>
        <table:table-row>
          <table:table-cell table:style-name="Table1.A1" office:value-type="string">
            <text:p text:style-name="P40">/28</text:p>
          </table:table-cell>
          <table:table-cell table:style-name="Table1.A1" office:value-type="string">
            <text:p text:style-name="P40">16</text:p>
          </table:table-cell>
          <table:table-cell table:style-name="Table1.A1" office:value-type="string">
            <text:p text:style-name="P40">16</text:p>
          </table:table-cell>
          <table:table-cell table:style-name="Table1.A1" office:value-type="string">
            <text:p text:style-name="P40">14</text:p>
          </table:table-cell>
        </table:table-row>
        <table:table-row>
          <table:table-cell table:style-name="Table1.A1" office:value-type="string">
            <text:p text:style-name="P40">/29</text:p>
          </table:table-cell>
          <table:table-cell table:style-name="Table1.A1" office:value-type="string">
            <text:p text:style-name="P40">32</text:p>
          </table:table-cell>
          <table:table-cell table:style-name="Table1.A1" office:value-type="string">
            <text:p text:style-name="P40">8</text:p>
          </table:table-cell>
          <table:table-cell table:style-name="Table1.A1" office:value-type="string">
            <text:p text:style-name="P40">6</text:p>
          </table:table-cell>
        </table:table-row>
        <table:table-row>
          <table:table-cell table:style-name="Table1.A1" office:value-type="string">
            <text:p text:style-name="P40">/30</text:p>
          </table:table-cell>
          <table:table-cell table:style-name="Table1.A1" office:value-type="string">
            <text:p text:style-name="P40">64</text:p>
          </table:table-cell>
          <table:table-cell table:style-name="Table1.A1" office:value-type="string">
            <text:p text:style-name="P40">4</text:p>
          </table:table-cell>
          <table:table-cell table:style-name="Table1.A1" office:value-type="string">
            <text:p text:style-name="P40">2</text:p>
          </table:table-cell>
        </table:table-row>
        <table:table-row table:style-name="Table1.9">
          <table:table-cell table:style-name="Table1.A9" office:value-type="string">
            <text:p text:style-name="P40">/31</text:p>
          </table:table-cell>
          <table:table-cell table:style-name="Table1.A9" office:value-type="string">
            <text:p text:style-name="P40">128</text:p>
          </table:table-cell>
          <table:table-cell table:style-name="Table1.A9" office:value-type="string">
            <text:p text:style-name="P40">2</text:p>
          </table:table-cell>
          <table:table-cell table:style-name="Table1.A9" office:value-type="string">
            <text:p text:style-name="P40">0*</text:p>
          </table:table-cell>
        </table:table-row>
        <table:table-row table:style-name="Table1.9">
          <table:table-cell table:style-name="Table1.A9" office:value-type="string">
            <text:p text:style-name="P40">/32</text:p>
          </table:table-cell>
          <table:table-cell table:style-name="Table1.A9" office:value-type="string">
            <text:p text:style-name="P40">256</text:p>
          </table:table-cell>
          <table:table-cell table:style-name="Table1.A9" office:value-type="string">
            <text:p text:style-name="P40">1</text:p>
          </table:table-cell>
          <table:table-cell table:style-name="Table1.A9" office:value-type="string">
            <text:p text:style-name="P40">0*</text:p>
          </table:table-cell>
        </table:table-row>
      </table:table>
      <text:p text:style-name="P29"><text:span text:style-name="Source_20_Text"><text:span text:style-name="T39"/></text:span></text:p>
      <text:p text:style-name="P29"><text:soft-page-break/><text:span text:style-name="Source_20_Text"><text:span text:style-name="T53">In each subnet, the first IP address is the network address and the last IP address is the broadcast address, so they are not usable for hosts.</text:span></text:span></text:p>
      <text:p text:style-name="P30"><text:span text:style-name="Source_20_Text"><text:span text:style-name="T53">/31 is typically used for point-to-point links where there are exactly two devices, so while technically it has no usable host addresses, both IPs are usable for communication.</text:span></text:span></text:p>
      <text:p text:style-name="Text_20_body"><text:span text:style-name="Source_20_Text"><text:span text:style-name="T53">/32 specifies a single IP address, usually used for host routes or specific device addresses, so there are no additional usable IP addresses.</text:span></text:span></text:p>
      <text:h text:style-name="P59" text:outline-level="1"><text:span text:style-name="Source_20_Text"><text:span text:style-name="T92">R</text:span></text:span><text:span text:style-name="Source_20_Text"><text:span text:style-name="T93">eserved private IP ranges </text:span></text:span><text:span text:style-name="Source_20_Text"><text:span text:style-name="T94">(Standardized)</text:span></text:span><text:span text:style-name="Source_20_Text"><text:span text:style-name="T93">: </text:span></text:span></text:h>
      <text:p text:style-name="P50"><text:span text:style-name="Source_20_Text"><text:span text:style-name="T56">192.168.0.0 - 192.168.255.255 (65,536 IP addresses)</text:span></text:span></text:p>
      <text:p text:style-name="P50"><text:span text:style-name="Source_20_Text"><text:span text:style-name="T56">172.16.0.0 - 172.31.255.255 <text:s text:c="2"/>(1,048,576 IP addresses)</text:span></text:span></text:p>
      <text:p text:style-name="P48"><text:span text:style-name="Source_20_Text"><text:span text:style-name="T56">10.0.0.0 - 10.255.255.255 <text:s text:c="4"/>(16,777,216 IP addresses)</text:span></text:span></text:p>
      <text:p text:style-name="P48"><text:span text:style-name="Source_20_Text"><text:span text:style-name="T56">127.0.0.0 – 127.255.255.255</text:span></text:span></text:p>
      <text:h text:style-name="Heading_20_1" text:outline-level="1"><text:span text:style-name="Source_20_Text"><text:span text:style-name="T45">G</text:span></text:span><text:span text:style-name="Source_20_Text"><text:span text:style-name="T44">iven </text:span></text:span><text:span text:style-name="Source_20_Text"><text:span text:style-name="T42">IP address 191.75.240.64</text:span></text:span><text:span text:style-name="Source_20_Text"><text:span text:style-name="T44"> <text:s/></text:span></text:span><text:span text:style-name="Source_20_Text"><text:span text:style-name="T41">S</text:span></text:span><text:span text:style-name="Source_20_Text"><text:span text:style-name="T42">ubnet mask 255.255.255.0</text:span></text:span></text:h>
      <text:p text:style-name="P47"><text:span text:style-name="Source_20_Text"><text:span text:style-name="Strong_20_Emphasis"><text:span text:style-name="T37">Subnet number:</text:span></text:span></text:span><text:span text:style-name="Source_20_Text"><text:span text:style-name="T37"> <text:tab/><text:tab/>191.75.240.0<text:tab/><text:tab/></text:span></text:span><text:span text:style-name="Source_20_Text"><text:span text:style-name="T40">(a.k.a Network ID)</text:span></text:span></text:p>
      <text:p text:style-name="P47"><text:span text:style-name="Strong_20_Emphasis">Subnet size:</text:span> <text:tab/><text:tab/><text:tab/>256 addresses</text:p>
      <text:p text:style-name="P47"><text:span text:style-name="Strong_20_Emphasis">Broadcast address:</text:span> <text:tab/><text:tab/>191.75.240.255 </text:p>
      <text:p text:style-name="P47"><text:span text:style-name="Strong_20_Emphasis">IP address subnet:</text:span> <text:tab/><text:tab/>191.75.240.0/24 </text:p>
      <text:p text:style-name="P47"><text:span text:style-name="Strong_20_Emphasis">Valid hosts:</text:span> <text:tab/><text:tab/><text:tab/>254</text:p>
      <text:p text:style-name="P47"><text:span text:style-name="Strong_20_Emphasis">Minimum host address:</text:span> <text:tab/>191.75.240.1</text:p>
      <text:p text:style-name="P47"><text:span text:style-name="Strong_20_Emphasis">Maximum host address:</text:span> <text:tab/>191.75.240.254</text:p>
      <text:p text:style-name="P45"><text:span text:style-name="Source_20_Text"><text:span text:style-name="T83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pan text:style-name="Source_20_Text"><text:span text:style-name="T71"/></text:span></text:p>
      <text:p text:style-name="P51"><text:soft-page-break/><text:span text:style-name="Source_20_Text"><text:span text:style-name="T71">What is the </text:span></text:span><text:span text:style-name="Source_20_Text"><text:span text:style-name="T72">IP-range </text:span></text:span><text:span text:style-name="Source_20_Text"><text:span text:style-name="T71">AND number of </text:span></text:span><text:span text:style-name="Source_20_Text"><text:span text:style-name="T72">subnets</text:span></text:span><text:span text:style-name="Source_20_Text"><text:span text:style-name="T71"> for CIDR/ 18</text:span></text:span></text:p>
      <text:list xml:id="list2531193835" text:style-name="L12">
        <text:list-item>
          <text:p text:style-name="P75"><text:span text:style-name="Source_20_Text">63.239.</text:span><text:span text:style-name="Source_20_Text"><text:span text:style-name="T96">0</text:span></text:span><text:span text:style-name="Source_20_Text">.0 - 63.239.</text:span><text:span text:style-name="Source_20_Text"><text:span text:style-name="T96">63</text:span></text:span><text:span text:style-name="Source_20_Text">.255</text:span> </text:p>
        </text:list-item>
        <text:list-item>
          <text:p text:style-name="P75"><text:span text:style-name="Source_20_Text">63.239.</text:span><text:span text:style-name="Source_20_Text"><text:span text:style-name="T96">64</text:span></text:span><text:span text:style-name="Source_20_Text">.0 - 63.239.</text:span><text:span text:style-name="Source_20_Text"><text:span text:style-name="T96">127</text:span></text:span><text:span text:style-name="Source_20_Text">.255</text:span> <text:tab/>←</text:p>
        </text:list-item>
        <text:list-item>
          <text:p text:style-name="P75"><text:span text:style-name="Source_20_Text">63.239.</text:span><text:span text:style-name="Source_20_Text"><text:span text:style-name="T96">128</text:span></text:span><text:span text:style-name="Source_20_Text">.0 - 63.239.</text:span><text:span text:style-name="Source_20_Text"><text:span text:style-name="T96">191</text:span></text:span><text:span text:style-name="Source_20_Text">.255</text:span> </text:p>
        </text:list-item>
        <text:list-item>
          <text:p text:style-name="P74"><text:span text:style-name="Source_20_Text">63.239.</text:span><text:span text:style-name="Source_20_Text"><text:span text:style-name="T96">192</text:span></text:span><text:span text:style-name="Source_20_Text">.0 - 63.239.</text:span><text:span text:style-name="Source_20_Text"><text:span text:style-name="T96">255</text:span></text:span><text:span text:style-name="Source_20_Text">.255</text:span> </text:p>
        </text:list-item>
      </text:list>
      <text:list xml:id="list2890144863" text:style-name="L13">
        <text:list-item>
          <text:p text:style-name="P76">Therefore if your Private IP addresses are <text:span text:style-name="Source_20_Text"><text:span text:style-name="T11">63.239.</text:span></text:span><text:span text:style-name="Source_20_Text"><text:span text:style-name="T97">100</text:span></text:span><text:span text:style-name="Source_20_Text"><text:span text:style-name="T11">.</text:span></text:span><text:span text:style-name="Source_20_Text"><text:span text:style-name="T12">52</text:span></text:span><text:span text:style-name="Source_20_Text"> </text:span><text:s/>AND <text:s/><text:span text:style-name="Source_20_Text"><text:span text:style-name="T11">63.239.</text:span></text:span><text:span text:style-name="Source_20_Text"><text:span text:style-name="T97">100</text:span></text:span><text:span text:style-name="Source_20_Text"><text:span text:style-name="T11">.</text:span></text:span><text:span text:style-name="Source_20_Text"><text:span text:style-name="T12">53</text:span></text:span></text:p>
        </text:list-item>
        <text:list-item>
          <text:p text:style-name="P76">Pay attention to the 3<text:span text:style-name="T14">rd</text:span> Octet, because CIDR/18 concerns 3<text:span text:style-name="T14">rd</text:span> Octet.</text:p>
        </text:list-item>
        <text:list-item>
          <text:p text:style-name="P77">Our fixed IP is part of <text:span text:style-name="Source_20_Text">63.239.</text:span><text:span text:style-name="Source_20_Text"><text:span text:style-name="T96">64</text:span></text:span><text:span text:style-name="Source_20_Text">.0 – 63.239.</text:span><text:span text:style-name="Source_20_Text"><text:span text:style-name="T96">127</text:span></text:span><text:span text:style-name="Source_20_Text">.255</text:span> <text:span text:style-name="T100">range. ←</text:span></text:p>
        </text:list-item>
        <text:list-item>
          <text:p text:style-name="P77"><text:span text:style-name="T99">S</text:span>o the network-address is <text:span text:style-name="Source_20_Text"><text:span text:style-name="T98">63.239.64.0</text:span></text:span>, combine this with our mask of <text:span text:style-name="Source_20_Text"><text:span text:style-name="T98">/18</text:span></text:span> </text:p>
        </text:list-item>
        <text:list-item>
          <text:p text:style-name="P77"><text:span text:style-name="T99">Tihis is </text:span>the <text:span text:style-name="Strong_20_Emphasis">destination</text:span> of our routing table, <text:span text:style-name="Source_20_Text">63.239.64.0/18</text:span>.</text:p>
        </text:list-item>
      </text:list>
      <text:p text:style-name="P45"><text:span text:style-name="Source_20_Text"><text:span text:style-name="T69"/></text:span></text:p>
      <text:p text:style-name="P52"><text:span text:style-name="Source_20_Text"><text:span text:style-name="T70">Level 10 QUESTION:</text:span></text:span></text:p>
      <text:p text:style-name="P52"><text:span text:style-name="Source_20_Text"><text:span text:style-name="T70">How to resolve overlap issue?</text:span></text:span></text:p>
      <text:p text:style-name="P52"><text:span text:style-name="Source_20_Text"><text:span text:style-name="T73">The trick is in identifying the range that is available between 0 and 255.</text:span></text:span></text:p>
      <text:p text:style-name="P52"><text:span text:style-name="Source_20_Text"><text:span text:style-name="T73">CHAT GPT: </text:span></text:span><text:a xlink:type="simple" xlink:href="https://chatgpt.com/share/21280c97-4c03-49bb-be6b-8a61d5a02776" text:style-name="Internet_20_link" text:visited-style-name="Visited_20_Internet_20_Link"><text:span text:style-name="Source_20_Text">https://chatgpt.com/share/21280c97-4c03-49bb-be6b-8a61d5a02776</text:span></text:a></text:p>
      <text:p text:style-name="P53"><text:span text:style-name="Source_20_Text"><text:span text:style-name="T74">It comes down to this:</text:span></text:span></text:p>
      <text:p text:style-name="P54"><text:span text:style-name="Source_20_Text"><text:span text:style-name="T79">Interface 11</text:span></text:span></text:p>
      <text:p text:style-name="P54"><text:span text:style-name="Source_20_Text"><text:span text:style-name="Strong_20_Emphasis"><text:span text:style-name="T75">136.108.183.0/25:</text:span></text:span></text:span><text:span text:style-name="Source_20_Text"><text:span text:style-name="T75"> <text:tab/><text:tab/>136.108.183.</text:span></text:span><text:span text:style-name="Source_20_Text"><text:span text:style-name="T77">0</text:span></text:span><text:span text:style-name="Source_20_Text"><text:span text:style-name="T75"> – 136.108.183.</text:span></text:span><text:span text:style-name="Source_20_Text"><text:span text:style-name="T77">127</text:span></text:span></text:p>
      <text:p text:style-name="P54"><text:span text:style-name="Source_20_Text"><text:span text:style-name="T79">Interface 23</text:span></text:span></text:p>
      <text:p text:style-name="P54"><text:span text:style-name="Source_20_Text"><text:span text:style-name="T75">136.108.183.128/26: <text:tab/>136.108.183.</text:span></text:span><text:span text:style-name="Source_20_Text"><text:span text:style-name="T77">128</text:span></text:span><text:span text:style-name="Source_20_Text"><text:span text:style-name="T75"> - 136.108.183.</text:span></text:span><text:span text:style-name="Source_20_Text"><text:span text:style-name="T77">191</text:span></text:span></text:p>
      <text:p text:style-name="P54"><text:span text:style-name="Source_20_Text"><text:span text:style-name="T79">Interface 13</text:span></text:span></text:p>
      <text:p text:style-name="P58"><text:span text:style-name="Source_20_Text"><text:span text:style-name="T75">136.108.183.252/30: <text:tab/>136.108.183.</text:span></text:span><text:span text:style-name="Source_20_Text"><text:span text:style-name="T77">252</text:span></text:span><text:span text:style-name="Source_20_Text"><text:span text:style-name="T75"> - 136.108.183.</text:span></text:span><text:span text:style-name="Source_20_Text"><text:span text:style-name="T77">255</text:span></text:span></text:p>
      <text:p text:style-name="Text_20_body"><text:span text:style-name="Source_20_Text"><text:span text:style-name="T75"/></text:span></text:p>
      <text:p text:style-name="P55"><text:span text:style-name="Source_20_Text"><text:span text:style-name="T75">What is the available range for i</text:span></text:span><text:span text:style-name="Source_20_Text"><text:span text:style-name="T79">nterface R22</text:span></text:span><text:span text:style-name="Source_20_Text"><text:span text:style-name="T75">?</text:span></text:span></text:p>
      <text:p text:style-name="P55"><text:span text:style-name="Source_20_Text"><text:span text:style-name="T75">Notice above between </text:span></text:span><text:span text:style-name="Source_20_Text"><text:span text:style-name="T77">192 and 251</text:span></text:span><text:span text:style-name="Source_20_Text"><text:span text:style-name="T75"> is not taken.</text:span></text:span></text:p>
      <text:p text:style-name="P55"><text:span text:style-name="Source_20_Text"><text:span text:style-name="T75">So I must go for network ID that begins </text:span></text:span><text:span text:style-name="Source_20_Text"><text:span text:style-name="T78">192</text:span></text:span><text:span text:style-name="Source_20_Text"><text:span text:style-name="T76">.</text:span></text:span></text:p>
      <text:p text:style-name="P57"><text:span text:style-name="Source_20_Text"><text:span text:style-name="T80"/></text:span></text:p>
      <text:p text:style-name="P57"><text:soft-page-break/><text:span text:style-name="Source_20_Text"><text:span text:style-name="T80">on CIDR/30</text:span></text:span></text:p>
      <text:p text:style-name="Text_20_body"><text:span text:style-name="Source_20_Text"><text:span text:style-name="T75">136.108.183.192/30: <text:tab/>136.108.183.192 – 136.108.183.195</text:span></text:span></text:p>
      <text:p text:style-name="P57"><text:span text:style-name="Source_20_Text"><text:span text:style-name="T80">on CIDR/29</text:span></text:span></text:p>
      <text:p text:style-name="P57"><text:span text:style-name="Source_20_Text"><text:span text:style-name="T82">136.108.183.192/</text:span></text:span><text:span text:style-name="Source_20_Text"><text:span text:style-name="T81">29</text:span></text:span><text:span text:style-name="Source_20_Text"><text:span text:style-name="T82">: <text:tab/>136.108.183.192 – 136.108.183.19</text:span></text:span><text:span text:style-name="Source_20_Text"><text:span text:style-name="T81">9</text:span></text:span></text:p>
      <text:p text:style-name="P57"><text:span text:style-name="Source_20_Text"><text:span text:style-name="T80">on CIDR/28</text:span></text:span></text:p>
      <text:p text:style-name="P57"><text:span text:style-name="Source_20_Text"><text:span text:style-name="T75">136.108.183.192/</text:span></text:span><text:span text:style-name="Source_20_Text"><text:span text:style-name="T76">28</text:span></text:span><text:span text:style-name="Source_20_Text"><text:span text:style-name="T75">: <text:tab/>136.108.183.192 – 136.108.183.</text:span></text:span><text:span text:style-name="Source_20_Text"><text:span text:style-name="T76">207</text:span></text:span></text:p>
      <text:p text:style-name="P57"><text:span text:style-name="Source_20_Text"><text:span text:style-name="T80">on CIDR/27</text:span></text:span></text:p>
      <text:p text:style-name="P57"><text:span text:style-name="Source_20_Text"><text:span text:style-name="T75">136.108.183.192/</text:span></text:span><text:span text:style-name="Source_20_Text"><text:span text:style-name="T76">28</text:span></text:span><text:span text:style-name="Source_20_Text"><text:span text:style-name="T75">: <text:tab/>136.108.183.192 – 136.108.183.</text:span></text:span><text:span text:style-name="Source_20_Text"><text:span text:style-name="T76">223</text:span></text:span></text:p>
      <text:p text:style-name="P57"><text:span text:style-name="Source_20_Text"><text:span text:style-name="T76"/></text:span></text:p>
      <text:p text:style-name="P56"><text:span text:style-name="Source_20_Text"><text:span text:style-name="T76">but I can’t use</text:span></text:span><text:span text:style-name="Source_20_Text"><text:span text:style-name="T80"> CIDR/26, because it overlaps</text:span></text:span></text:p>
      <text:p text:style-name="P78"><text:span text:style-name="Source_20_Text"><text:span text:style-name="T82">136.108.183.192/</text:span></text:span><text:span text:style-name="Source_20_Text"><text:span text:style-name="T81">28</text:span></text:span><text:span text:style-name="Source_20_Text"><text:span text:style-name="T82">: <text:tab/>136.108.183.192 – 136.108.183.</text:span></text:span><text:span text:style-name="Source_20_Text"><text:span text:style-name="T84">255</text:span></text:span></text:p>
      <text:p text:style-name="P78"><text:span text:style-name="Source_20_Text"><text:span text:style-name="T85"/></text:span></text:p>
      <text:p text:style-name="P79"><text:span text:style-name="Source_20_Text"><text:span text:style-name="T89">Connectivity between 2 ROUTERS.</text:span></text:span></text:p>
      <text:p text:style-name="P79"><text:span text:style-name="Source_20_Text"><text:span text:style-name="T87">Interfaces connecting two routers must be on the same subnet to communicate directly.</text:span></text:span></text:p>
      <text:p text:style-name="P79"><text:span text:style-name="Source_20_Text"><text:span text:style-name="T87">There is no requirement for logical ordering of IP ranges between subnets, as long as there is no overlap between any of the subnet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2:43:43.579727468</meta:creation-date>
    <dc:date>2024-07-24T10:44:09.471923943</dc:date>
    <meta:editing-duration>PT12H11M36S</meta:editing-duration>
    <meta:editing-cycles>50</meta:editing-cycles>
    <meta:generator>LibreOffice/7.3.7.2$Linux_X86_64 LibreOffice_project/30$Build-2</meta:generator>
    <meta:document-statistic meta:table-count="3" meta:image-count="0" meta:object-count="0" meta:page-count="9" meta:paragraph-count="272" meta:word-count="1765" meta:character-count="10934" meta:non-whitespace-character-count="9313"/>
  </office:meta>
</office:document-meta>
</file>